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703cm" fo:margin-left="5.607cm" table:align="left"/>
    </style:style>
    <style:style style:name="Tabla1.A" style:family="table-column">
      <style:table-column-properties style:column-width="3.35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009cm" fo:margin-left="1.921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6.879cm"/>
    </style:style>
    <style:style style:name="Tabla2.B" style:family="table-column">
      <style:table-column-properties style:column-width="8.13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2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B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Lucida Calligraphy" officeooo:rsid="00552c20" officeooo:paragraph-rsid="00552c20"/>
    </style:style>
    <style:style style:name="P2" style:family="paragraph" style:parent-style-name="Standard">
      <style:paragraph-properties fo:line-height="200%" fo:text-align="justify" style:justify-single-word="false"/>
      <style:text-properties fo:language="es" fo:country="MX" style:text-underline-style="none" fo:font-weight="normal" officeooo:rsid="0023a382" officeooo:paragraph-rsid="0023a382" style:font-weight-asian="normal" style:font-weight-complex="normal"/>
    </style:style>
    <style:style style:name="P3" style:family="paragraph" style:parent-style-name="Standard">
      <style:paragraph-properties fo:line-height="200%" fo:text-align="justify" style:justify-single-word="false"/>
      <style:text-properties fo:language="es" fo:country="MX" style:text-underline-style="none" fo:font-weight="normal" officeooo:rsid="0023a382" officeooo:paragraph-rsid="005378dd" style:font-weight-asian="normal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fo:language="es" fo:country="MX" style:text-underline-style="none" fo:font-weight="normal" officeooo:rsid="0025ed4c" officeooo:paragraph-rsid="0025ed4c" style:font-weight-asian="normal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fo:language="es" fo:country="MX" style:text-underline-style="none" fo:font-weight="normal" officeooo:rsid="002a5ab9" officeooo:paragraph-rsid="002a5ab9" style:font-weight-asian="normal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fo:language="es" fo:country="MX" style:text-underline-style="none" fo:font-weight="normal" officeooo:rsid="002c39b9" officeooo:paragraph-rsid="002c39b9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fo:language="es" fo:country="MX" style:text-underline-style="none" fo:font-weight="normal" officeooo:rsid="002d1092" officeooo:paragraph-rsid="002d1092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fo:language="es" fo:country="MX" style:text-underline-style="none" fo:font-weight="normal" officeooo:rsid="0031668c" officeooo:paragraph-rsid="0031668c" style:font-weight-asian="normal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fo:language="es" fo:country="MX" style:text-underline-style="none" fo:font-weight="normal" officeooo:rsid="003487c3" officeooo:paragraph-rsid="0038663d" style:font-weight-asian="normal" style:font-weight-complex="normal"/>
    </style:style>
    <style:style style:name="P10" style:family="paragraph" style:parent-style-name="Standard">
      <style:paragraph-properties fo:line-height="200%"/>
      <style:text-properties fo:language="es" fo:country="MX"/>
    </style:style>
    <style:style style:name="P11" style:family="paragraph" style:parent-style-name="Standard">
      <style:paragraph-properties fo:line-height="200%" fo:text-align="justify" style:justify-single-word="false"/>
      <style:text-properties officeooo:rsid="003fa2c9" officeooo:paragraph-rsid="003fa2c9"/>
    </style:style>
    <style:style style:name="P12" style:family="paragraph" style:parent-style-name="Standard">
      <style:paragraph-properties fo:line-height="200%" fo:text-align="justify" style:justify-single-word="false"/>
      <style:text-properties officeooo:rsid="004c40f8" officeooo:paragraph-rsid="004c40f8"/>
    </style:style>
    <style:style style:name="P13" style:family="paragraph" style:parent-style-name="Standard">
      <style:paragraph-properties fo:line-height="200%" fo:text-align="justify" style:justify-single-word="false"/>
      <style:text-properties officeooo:rsid="004c40f8" officeooo:paragraph-rsid="004ca024"/>
    </style:style>
    <style:style style:name="P14" style:family="paragraph" style:parent-style-name="Table_20_Contents">
      <style:paragraph-properties fo:line-height="200%" fo:text-align="justify" style:justify-single-word="false"/>
      <style:text-properties fo:language="es" fo:country="MX" officeooo:rsid="0025ed4c" officeooo:paragraph-rsid="0025ed4c"/>
    </style:style>
    <style:style style:name="P15" style:family="paragraph" style:parent-style-name="Table_20_Contents">
      <style:paragraph-properties fo:line-height="2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2c9" officeooo:paragraph-rsid="003f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L1">
      <style:paragraph-properties fo:line-height="200%" fo:text-align="justify" style:justify-single-word="false"/>
    </style:style>
    <style:style style:name="P17" style:family="paragraph" style:parent-style-name="Standard" style:list-style-name="L1">
      <style:paragraph-properties fo:line-height="200%" fo:text-align="justify" style:justify-single-word="false"/>
      <style:text-properties officeooo:paragraph-rsid="001bf3bc"/>
    </style:style>
    <style:style style:name="P18" style:family="paragraph" style:parent-style-name="Standard" style:list-style-name="L1">
      <style:paragraph-properties fo:line-height="200%" fo:text-align="justify" style:justify-single-word="false"/>
      <style:text-properties fo:language="es" fo:country="MX" officeooo:rsid="0023a382" officeooo:paragraph-rsid="0023a382"/>
    </style:style>
    <style:style style:name="P19" style:family="paragraph" style:parent-style-name="Standard" style:list-style-name="L1">
      <style:paragraph-properties fo:line-height="200%" fo:text-align="justify" style:justify-single-word="false"/>
      <style:text-properties fo:language="es" fo:country="MX" style:text-underline-style="none" fo:font-weight="normal" officeooo:rsid="0023a382" officeooo:paragraph-rsid="0023a382" style:font-weight-asian="normal" style:font-weight-complex="normal"/>
    </style:style>
    <style:style style:name="P20" style:family="paragraph" style:parent-style-name="Standard" style:list-style-name="L1">
      <style:paragraph-properties fo:line-height="200%" fo:text-align="justify" style:justify-single-word="false"/>
      <style:text-properties fo:language="es" fo:country="MX" style:text-underline-style="none" fo:font-weight="normal" officeooo:rsid="0025ed4c" officeooo:paragraph-rsid="0025ed4c" style:font-weight-asian="normal" style:font-weight-complex="normal"/>
    </style:style>
    <style:style style:name="P21" style:family="paragraph" style:parent-style-name="Standard" style:list-style-name="L1">
      <style:paragraph-properties fo:line-height="200%" fo:text-align="justify" style:justify-single-word="false"/>
      <style:text-properties fo:language="es" fo:country="MX" style:text-underline-style="none" fo:font-weight="normal" officeooo:rsid="002a5ab9" officeooo:paragraph-rsid="002a5ab9" style:font-weight-asian="normal" style:font-weight-complex="normal"/>
    </style:style>
    <style:style style:name="P22" style:family="paragraph" style:parent-style-name="Standard" style:list-style-name="L1">
      <style:paragraph-properties fo:line-height="200%" fo:text-align="justify" style:justify-single-word="false"/>
      <style:text-properties fo:language="es" fo:country="MX" style:text-underline-style="none" fo:font-weight="normal" officeooo:rsid="002d1092" officeooo:paragraph-rsid="002d1092" style:font-weight-asian="normal" style:font-weight-complex="normal"/>
    </style:style>
    <style:style style:name="P23" style:family="paragraph" style:parent-style-name="Standard" style:list-style-name="L1">
      <style:paragraph-properties fo:line-height="200%" fo:text-align="justify" style:justify-single-word="false"/>
      <style:text-properties fo:language="es" fo:country="MX" style:text-underline-style="none" fo:font-weight="normal" officeooo:rsid="002ff435" officeooo:paragraph-rsid="002ff435" style:font-weight-asian="normal" style:font-weight-complex="normal"/>
    </style:style>
    <style:style style:name="P24" style:family="paragraph" style:parent-style-name="Standard" style:list-style-name="L1">
      <style:paragraph-properties fo:line-height="200%" fo:text-align="justify" style:justify-single-word="false"/>
      <style:text-properties fo:language="es" fo:country="MX" style:text-underline-style="none" fo:font-weight="normal" officeooo:rsid="00336135" officeooo:paragraph-rsid="00336135" style:font-weight-asian="normal" style:font-weight-complex="normal"/>
    </style:style>
    <style:style style:name="P25" style:family="paragraph" style:parent-style-name="Standard" style:list-style-name="L1">
      <style:paragraph-properties fo:line-height="200%" fo:text-align="justify" style:justify-single-word="false"/>
      <style:text-properties fo:language="es" fo:country="MX" style:text-underline-style="none" fo:font-weight="normal" officeooo:rsid="003487c3" officeooo:paragraph-rsid="003487c3" style:font-weight-asian="normal" style:font-weight-complex="normal"/>
    </style:style>
    <style:style style:name="P26" style:family="paragraph" style:parent-style-name="Standard" style:list-style-name="L1">
      <style:paragraph-properties fo:line-height="200%" fo:text-align="justify" style:justify-single-word="false"/>
      <style:text-properties fo:language="es" fo:country="MX" style:text-underline-style="none" fo:font-weight="normal" officeooo:rsid="003a5996" officeooo:paragraph-rsid="003a5996" style:font-weight-asian="normal" style:font-weight-complex="normal"/>
    </style:style>
    <style:style style:name="P27" style:family="paragraph" style:parent-style-name="Standard" style:list-style-name="L1">
      <style:paragraph-properties fo:line-height="200%" fo:text-align="justify" style:justify-single-word="false"/>
      <style:text-properties fo:language="es" fo:country="MX" fo:font-style="normal" style:text-underline-style="none" fo:font-weight="normal" officeooo:rsid="004f9973" officeooo:paragraph-rsid="004f9973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font-name="Liberation Serif" fo:font-size="12pt" fo:language="es" fo:country="MX" officeooo:rsid="00203554" officeooo:paragraph-rsid="00203554" style:font-size-asian="12pt"/>
    </style:style>
    <style:style style:name="P29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font-name="Liberation Serif" fo:font-size="12pt" fo:language="es" fo:country="MX" officeooo:rsid="0021ed24" officeooo:paragraph-rsid="0021ed24" style:font-size-asian="12pt"/>
    </style:style>
    <style:style style:name="P30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bold" officeooo:rsid="0023a382" officeooo:paragraph-rsid="0023a382" style:font-size-asian="12pt" style:font-weight-asian="bold" style:font-weight-complex="bold"/>
    </style:style>
    <style:style style:name="P31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23a382" officeooo:paragraph-rsid="0023a382" style:font-size-asian="12pt" style:font-weight-asian="normal" style:font-weight-complex="normal"/>
    </style:style>
    <style:style style:name="P32" style:family="paragraph" style:parent-style-name="Standard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259791" officeooo:paragraph-rsid="005378dd" style:font-size-asian="12pt" style:font-weight-asian="normal" style:font-weight-complex="normal"/>
    </style:style>
    <style:style style:name="P33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25ed4c" officeooo:paragraph-rsid="0025ed4c" style:font-size-asian="12pt" style:font-weight-asian="normal" style:font-weight-complex="normal"/>
    </style:style>
    <style:style style:name="P34" style:family="paragraph" style:parent-style-name="Standard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25ed4c" officeooo:paragraph-rsid="0025ed4c" style:font-size-asian="12pt" style:font-weight-asian="normal" style:font-weight-complex="normal"/>
    </style:style>
    <style:style style:name="P35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2c39b9" officeooo:paragraph-rsid="002c39b9" style:font-size-asian="12pt" style:font-weight-asian="normal" style:font-weight-complex="normal"/>
    </style:style>
    <style:style style:name="P36" style:family="paragraph" style:parent-style-name="Standard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2d1092" officeooo:paragraph-rsid="002d1092" style:font-size-asian="12pt" style:font-weight-asian="normal" style:font-weight-complex="normal"/>
    </style:style>
    <style:style style:name="P37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2d1092" officeooo:paragraph-rsid="002d1092" style:font-size-asian="12pt" style:font-weight-asian="normal" style:font-weight-complex="normal"/>
    </style:style>
    <style:style style:name="P38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3019e1" officeooo:paragraph-rsid="003019e1" style:font-size-asian="12pt" style:font-weight-asian="normal" style:font-weight-complex="normal"/>
    </style:style>
    <style:style style:name="P39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31668c" officeooo:paragraph-rsid="0031668c" style:font-size-asian="12pt" style:font-weight-asian="normal" style:font-weight-complex="normal"/>
    </style:style>
    <style:style style:name="P40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336135" officeooo:paragraph-rsid="00336135" style:font-size-asian="12pt" style:font-weight-asian="normal" style:font-weight-complex="normal"/>
    </style:style>
    <style:style style:name="P41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38663d" officeooo:paragraph-rsid="0038663d" style:font-size-asian="12pt" style:font-weight-asian="normal" style:font-weight-complex="normal"/>
    </style:style>
    <style:style style:name="P42" style:family="paragraph" style:parent-style-name="Standard" style:list-style-name="L1">
      <style:paragraph-properties fo:line-height="200%" fo:text-align="justify" style:justify-single-word="false"/>
      <style:text-properties fo:color="#000000" loext:opacity="100%" style:text-position="0% 100%" style:font-name="Liberation Serif" fo:font-size="12pt" fo:language="es" fo:country="MX" style:text-underline-style="none" fo:font-weight="normal" officeooo:rsid="003c4d16" officeooo:paragraph-rsid="003c4d16" style:font-size-asian="12pt" style:font-weight-asian="normal" style:font-weight-complex="normal"/>
    </style:style>
    <style:style style:name="P43" style:family="paragraph" style:parent-style-name="Standard" style:list-style-name="L1">
      <style:paragraph-properties fo:line-height="200%" fo:text-align="justify" style:justify-single-word="false"/>
      <style:text-properties officeooo:rsid="003c74a3" officeooo:paragraph-rsid="003c74a3"/>
    </style:style>
    <style:style style:name="P44" style:family="paragraph" style:parent-style-name="Standard" style:list-style-name="L1">
      <style:paragraph-properties fo:line-height="200%" fo:text-align="justify" style:justify-single-word="false"/>
      <style:text-properties fo:font-weight="normal" officeooo:rsid="003c74a3" officeooo:paragraph-rsid="003c74a3" style:font-weight-asian="normal" style:font-weight-complex="normal"/>
    </style:style>
    <style:style style:name="P45" style:family="paragraph" style:parent-style-name="Standard" style:list-style-name="L1">
      <style:paragraph-properties fo:line-height="200%" fo:text-align="justify" style:justify-single-word="false"/>
      <style:text-properties fo:font-weight="normal" officeooo:rsid="003dcfdb" officeooo:paragraph-rsid="003dcfdb" style:font-weight-asian="normal" style:font-weight-complex="normal"/>
    </style:style>
    <style:style style:name="P46" style:family="paragraph" style:parent-style-name="Standard" style:list-style-name="L1">
      <style:paragraph-properties fo:line-height="200%" fo:text-align="justify" style:justify-single-word="false"/>
      <style:text-properties fo:font-weight="normal" officeooo:rsid="003fa2c9" officeooo:paragraph-rsid="003fa2c9" style:font-weight-asian="normal" style:font-weight-complex="normal"/>
    </style:style>
    <style:style style:name="P47" style:family="paragraph" style:parent-style-name="Standard">
      <style:paragraph-properties fo:line-height="200%" fo:text-align="justify" style:justify-single-word="false"/>
      <style:text-properties fo:font-weight="normal" officeooo:rsid="003fa2c9" officeooo:paragraph-rsid="003fa2c9" style:font-weight-asian="normal" style:font-weight-complex="normal"/>
    </style:style>
    <style:style style:name="P48" style:family="paragraph" style:parent-style-name="Standard" style:list-style-name="L1">
      <style:paragraph-properties fo:line-height="200%" fo:text-align="justify" style:justify-single-word="false"/>
      <style:text-properties officeooo:rsid="00414047" officeooo:paragraph-rsid="00414047"/>
    </style:style>
    <style:style style:name="P49" style:family="paragraph" style:parent-style-name="Standard" style:list-style-name="L1">
      <style:paragraph-properties fo:line-height="200%" fo:text-align="justify" style:justify-single-word="false"/>
      <style:text-properties officeooo:rsid="00433088" officeooo:paragraph-rsid="00433088"/>
    </style:style>
    <style:style style:name="P50" style:family="paragraph" style:parent-style-name="Standard" style:list-style-name="L1">
      <style:paragraph-properties fo:line-height="200%" fo:text-align="justify" style:justify-single-word="false"/>
      <style:text-properties officeooo:rsid="00445b7a" officeooo:paragraph-rsid="00445b7a"/>
    </style:style>
    <style:style style:name="P51" style:family="paragraph" style:parent-style-name="Standard" style:list-style-name="L1">
      <style:paragraph-properties fo:line-height="200%" fo:text-align="justify" style:justify-single-word="false"/>
      <style:text-properties style:text-underline-style="none" fo:font-weight="normal" officeooo:rsid="0044995b" officeooo:paragraph-rsid="00445b7a" style:font-weight-asian="normal" style:font-weight-complex="normal"/>
    </style:style>
    <style:style style:name="P52" style:family="paragraph" style:parent-style-name="Standard" style:list-style-name="L1">
      <style:paragraph-properties fo:line-height="200%" fo:text-align="justify" style:justify-single-word="false"/>
      <style:text-properties style:text-underline-style="none" fo:font-weight="normal" officeooo:rsid="0044995b" officeooo:paragraph-rsid="0044995b" style:font-weight-asian="normal" style:font-weight-complex="normal"/>
    </style:style>
    <style:style style:name="P53" style:family="paragraph" style:parent-style-name="Standard" style:list-style-name="L1">
      <style:paragraph-properties fo:line-height="200%" fo:text-align="justify" style:justify-single-word="false"/>
      <style:text-properties style:text-underline-style="none" fo:font-weight="normal" officeooo:rsid="00465aee" officeooo:paragraph-rsid="00465aee" style:font-weight-asian="normal" style:font-weight-complex="normal"/>
    </style:style>
    <style:style style:name="P54" style:family="paragraph" style:parent-style-name="Standard" style:list-style-name="L1">
      <style:paragraph-properties fo:line-height="200%" fo:text-align="justify" style:justify-single-word="false"/>
      <style:text-properties officeooo:rsid="00465aee" officeooo:paragraph-rsid="00465aee"/>
    </style:style>
    <style:style style:name="P55" style:family="paragraph" style:parent-style-name="Standard" style:list-style-name="L1">
      <style:paragraph-properties fo:line-height="200%" fo:text-align="justify" style:justify-single-word="false"/>
      <style:text-properties officeooo:rsid="0048e9ea" officeooo:paragraph-rsid="0048e9ea"/>
    </style:style>
    <style:style style:name="P56" style:family="paragraph" style:parent-style-name="Standard" style:list-style-name="L1">
      <style:paragraph-properties fo:line-height="200%" fo:text-align="justify" style:justify-single-word="false"/>
      <style:text-properties officeooo:rsid="0048e9ea" officeooo:paragraph-rsid="004acedf"/>
    </style:style>
    <style:style style:name="P57" style:family="paragraph" style:parent-style-name="Standard" style:list-style-name="L1">
      <style:paragraph-properties fo:line-height="200%" fo:text-align="justify" style:justify-single-word="false"/>
      <style:text-properties officeooo:rsid="0048e9ea" officeooo:paragraph-rsid="004e5877"/>
    </style:style>
    <style:style style:name="P58" style:family="paragraph" style:parent-style-name="Standard" style:list-style-name="L1">
      <style:paragraph-properties fo:line-height="200%" fo:text-align="justify" style:justify-single-word="false"/>
      <style:text-properties officeooo:rsid="0048e9ea" officeooo:paragraph-rsid="004f9973"/>
    </style:style>
    <style:style style:name="P59" style:family="paragraph" style:parent-style-name="Standard" style:list-style-name="L1">
      <style:paragraph-properties fo:line-height="200%" fo:text-align="justify" style:justify-single-word="false"/>
      <style:text-properties officeooo:rsid="0048e9ea" officeooo:paragraph-rsid="00502bee"/>
    </style:style>
    <style:style style:name="P60" style:family="paragraph" style:parent-style-name="Standard">
      <style:paragraph-properties fo:line-height="200%" fo:text-align="justify" style:justify-single-word="false"/>
      <style:text-properties fo:font-style="normal" style:text-underline-style="none" fo:font-weight="normal" officeooo:rsid="004acedf" officeooo:paragraph-rsid="004acedf" style:font-style-asian="normal" style:font-weight-asian="normal" style:font-style-complex="normal" style:font-weight-complex="normal"/>
    </style:style>
    <style:style style:name="P61" style:family="paragraph" style:parent-style-name="Standard" style:list-style-name="L1">
      <style:paragraph-properties fo:line-height="200%" fo:text-align="justify" style:justify-single-word="false"/>
      <style:text-properties fo:font-style="normal" style:text-underline-style="none" fo:font-weight="normal" officeooo:rsid="004c40f8" officeooo:paragraph-rsid="004c40f8" style:font-style-asian="normal" style:font-weight-asian="normal" style:font-style-complex="normal" style:font-weight-complex="normal"/>
    </style:style>
    <style:style style:name="P62" style:family="paragraph" style:parent-style-name="Standard" style:list-style-name="L1">
      <style:paragraph-properties fo:line-height="200%" fo:text-align="justify" style:justify-single-word="false"/>
      <style:text-properties officeooo:rsid="004c40f8" officeooo:paragraph-rsid="004c40f8"/>
    </style:style>
    <style:style style:name="P63" style:family="paragraph" style:parent-style-name="Standard" style:list-style-name="L1">
      <style:paragraph-properties fo:line-height="200%" fo:text-align="justify" style:justify-single-word="false"/>
      <style:text-properties officeooo:rsid="00502bee" officeooo:paragraph-rsid="00502bee"/>
    </style:style>
    <style:style style:name="T1" style:family="text">
      <style:text-properties fo:language="es" fo:country="MX" officeooo:rsid="001bf3bc"/>
    </style:style>
    <style:style style:name="T2" style:family="text">
      <style:text-properties fo:language="es" fo:country="MX" style:text-underline-style="none" fo:font-weight="normal" officeooo:rsid="003c4d16" style:font-weight-asian="normal" style:font-weight-complex="normal"/>
    </style:style>
    <style:style style:name="T3" style:family="text">
      <style:text-properties fo:language="es" fo:country="MX" style:text-underline-style="none" fo:font-weight="bold" officeooo:rsid="003c4d16" style:font-weight-asian="bold" style:font-weight-complex="bold"/>
    </style:style>
    <style:style style:name="T4" style:family="text">
      <style:text-properties fo:language="es" fo:country="MX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language="es" fo:country="MX" fo:font-style="normal" style:text-underline-style="none" fo:font-weight="normal" officeooo:rsid="004f9973" style:font-style-asian="normal" style:font-weight-asian="normal" style:font-style-complex="normal" style:font-weight-complex="normal"/>
    </style:style>
    <style:style style:name="T6" style:family="text">
      <style:text-properties fo:language="es" fo:country="MX" fo:font-style="normal" style:text-underline-style="none" fo:font-weight="normal" officeooo:rsid="00482ba6" style:font-style-asian="normal" style:font-weight-asian="normal" style:font-style-complex="normal" style:font-weight-complex="normal"/>
    </style:style>
    <style:style style:name="T7" style:family="text">
      <style:text-properties fo:language="es" fo:country="MX" fo:font-style="normal" style:text-underline-style="none" fo:font-weight="normal" officeooo:rsid="00502bee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style:font-name="Liberation Serif" fo:font-size="12pt" fo:language="es" fo:country="MX" officeooo:rsid="001bf3bc" style:font-size-asian="12pt"/>
    </style:style>
    <style:style style:name="T9" style:family="text">
      <style:text-properties fo:color="#000000" loext:opacity="100%" style:font-name="Liberation Serif" fo:font-size="12pt" style:font-size-asian="12pt"/>
    </style:style>
    <style:style style:name="T10" style:family="text">
      <style:text-properties fo:color="#000000" loext:opacity="100%" style:font-name="Liberation Serif" fo:font-size="12pt" fo:font-weight="bold" style:font-size-asian="12pt" style:font-weight-asian="bold" style:font-weight-complex="bold"/>
    </style:style>
    <style:style style:name="T11" style:family="text">
      <style:text-properties fo:color="#000000" loext:opacity="100%" style:font-name="Liberation Serif" fo:font-size="12pt" fo:font-weight="normal" style:font-size-asian="12pt" style:font-weight-asian="normal" style:font-weight-complex="normal"/>
    </style:style>
    <style:style style:name="T12" style:family="text">
      <style:text-properties fo:color="#000000" loext:opacity="100%" style:font-name="Liberation Serif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3" style:family="text">
      <style:text-properties fo:color="#000000" loext:opacity="100%" style:text-position="super 58%" style:font-name="Liberation Serif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4" style:family="text">
      <style:text-properties fo:color="#000000" loext:opacity="100%" style:text-position="0% 100%" style:font-name="Liberation Serif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5" style:family="text">
      <style:text-properties fo:color="#000000" loext:opacity="100%" style:text-position="0% 100%" style:font-name="Liberation Serif" fo:font-size="12pt" style:text-underline-style="none" fo:font-weight="bold" style:font-size-asian="12pt" style:font-weight-asian="bold" style:font-weight-complex="bold"/>
    </style:style>
    <style:style style:name="T16" style:family="text">
      <style:text-properties fo:color="#000000" loext:opacity="100%" style:text-position="0% 100%" style:font-name="Liberation Serif" fo:font-size="12pt" style:text-underline-style="none" fo:font-weight="normal" style:font-size-asian="12pt" style:font-weight-asian="normal" style:font-weight-complex="normal"/>
    </style:style>
    <style:style style:name="T17" style:family="text">
      <style:text-properties fo:color="#000000" loext:opacity="100%" style:text-position="0% 100%" style:font-name="Liberation Serif" fo:font-size="12pt" style:font-size-asian="12pt"/>
    </style:style>
    <style:style style:name="T18" style:family="text">
      <style:text-properties fo:color="#000000" loext:opacity="100%" style:text-position="0% 100%" style:font-name="Liberation Serif" fo:font-size="12pt" officeooo:rsid="00259791" style:font-size-asian="12pt"/>
    </style:style>
    <style:style style:name="T19" style:family="text">
      <style:text-properties fo:color="#000000" loext:opacity="100%" style:text-position="0% 100%" style:font-name="Liberation Serif" fo:font-size="12pt" officeooo:rsid="0026fc09" style:font-size-asian="12pt"/>
    </style:style>
    <style:style style:name="T20" style:family="text">
      <style:text-properties fo:color="#000000" loext:opacity="100%" style:text-position="0% 100%" style:font-name="Liberation Serif" fo:font-size="12pt" officeooo:rsid="0027a416" style:font-size-asian="12pt"/>
    </style:style>
    <style:style style:name="T21" style:family="text">
      <style:text-properties fo:color="#000000" loext:opacity="100%" style:text-position="0% 100%" style:font-name="Liberation Serif" fo:font-size="12pt" officeooo:rsid="003019e1" style:font-size-asian="12pt"/>
    </style:style>
    <style:style style:name="T22" style:family="text">
      <style:text-properties fo:color="#000000" loext:opacity="100%" style:text-position="0% 100%" style:font-name="Liberation Serif" fo:font-size="12pt" officeooo:rsid="0033b940" style:font-size-asian="12pt"/>
    </style:style>
    <style:style style:name="T23" style:family="text">
      <style:text-properties fo:color="#000000" loext:opacity="100%" style:text-position="0% 100%" style:font-name="Liberation Serif" fo:font-size="12pt" officeooo:rsid="003487c3" style:font-size-asian="12pt"/>
    </style:style>
    <style:style style:name="T24" style:family="text">
      <style:text-properties fo:color="#000000" loext:opacity="100%" style:text-position="0% 100%" style:font-name="Liberation Serif" fo:font-size="12pt" officeooo:rsid="003c4d16" style:font-size-asian="12pt"/>
    </style:style>
    <style:style style:name="T25" style:family="text">
      <style:text-properties fo:color="#000000" loext:opacity="100%" style:text-position="0% 100%" style:font-name="Liberation Serif" fo:font-size="12pt" fo:font-weight="bold" style:font-size-asian="12pt" style:font-weight-asian="bold" style:font-weight-complex="bold"/>
    </style:style>
    <style:style style:name="T26" style:family="text">
      <style:text-properties fo:color="#000000" loext:opacity="100%" style:text-position="0% 100%" style:font-name="Liberation Serif" fo:font-size="12pt" fo:font-weight="bold" officeooo:rsid="003019e1" style:font-size-asian="12pt" style:font-weight-asian="bold" style:font-weight-complex="bold"/>
    </style:style>
    <style:style style:name="T27" style:family="text">
      <style:text-properties fo:font-style="italic" style:text-underline-style="none" fo:font-weight="normal" officeooo:rsid="004acedf" style:font-style-asian="italic" style:font-weight-asian="normal" style:font-style-complex="italic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c4d16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c4d16" style:font-weight-asian="normal" style:font-weight-complex="normal"/>
    </style:style>
    <style:style style:name="T32" style:family="text">
      <style:text-properties fo:font-weight="normal" officeooo:rsid="003c5a80" style:font-weight-asian="normal" style:font-weight-complex="normal"/>
    </style:style>
    <style:style style:name="T33" style:family="text">
      <style:text-properties fo:font-weight="normal" officeooo:rsid="00433088" style:font-weight-asian="normal" style:font-weight-complex="normal"/>
    </style:style>
    <style:style style:name="T34" style:family="text">
      <style:text-properties fo:font-weight="normal" officeooo:rsid="004ab805" style:font-weight-asian="normal" style:font-weight-complex="normal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normal" officeooo:rsid="0044995b" style:font-weight-asian="normal" style:font-weight-complex="normal"/>
    </style:style>
    <style:style style:name="T37" style:family="text">
      <style:text-properties style:text-underline-style="none" fo:font-weight="normal" officeooo:rsid="0046dd59" style:font-weight-asian="normal" style:font-weight-complex="normal"/>
    </style:style>
    <style:style style:name="T38" style:family="text">
      <style:text-properties style:text-underline-style="none" fo:font-weight="normal" officeooo:rsid="00482ba6" style:font-weight-asian="normal" style:font-weight-complex="normal"/>
    </style:style>
    <style:style style:name="T39" style:family="text">
      <style:text-properties style:text-underline-style="none" fo:font-weight="normal" officeooo:rsid="004acedf" style:font-weight-asian="normal" style:font-weight-complex="normal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underline-style="none" fo:font-weight="bold" officeooo:rsid="0044995b" style:font-weight-asian="bold" style:font-weight-complex="bold"/>
    </style:style>
    <style:style style:name="T42" style:family="text">
      <style:text-properties officeooo:rsid="004ab805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4acedf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82ba6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ca024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48e9ea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4e5877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bold" officeooo:rsid="004ca024" style:font-style-asian="normal" style:font-weight-asian="bold" style:font-style-complex="normal" style:font-weight-complex="bold"/>
    </style:style>
    <style:style style:name="T50" style:family="text">
      <style:text-properties fo:language="es" fo:country="ES" fo:font-style="normal" style:text-underline-style="none" fo:font-weight="normal" officeooo:rsid="004f9973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list xml:id="list2102038888" text:style-name="L1">
        <text:list-item>
          <text:p text:style-name="P17"><text:span text:style-name="T1">Elaborar un algoritmo que calcule e imprima el costo de producción de un artículo, <text:s/>t</text:span><text:span text:style-name="T8">eniendo como datos la descripción y el número de unidades producidas. El costo se calcula multiplicando el número de unidades producidas por un factor de costo de materiales de 3.5 y sumándole al producto un costo fijo de 10 700.</text:span></text:p>
        </text:list-item>
        <text:list-item>
          <text:p text:style-name="P28">Elaborar un algoritmo que calcule e imprima el costo de un terreno cuadrado o rectangular, teniendo como datos la anchura y la longitud en metros y el costo de metro cuadrado.</text:p>
        </text:list-item>
        <text:list-item>
          <text:p text:style-name="P28">Elaborar un algoritmo que le a una cantidad de horas e imprima su equivalente en minutos, segundos y días.</text:p>
        </text:list-item>
        <text:list-item>
          <text:p text:style-name="P29">Similar al del alumno (Ejercicio 3.5.2), con la diferencia de que en lugar del promedio se obtiene una calificación final multiplicando las calificaciones 1,2,3 y 4 por los porcentajes 30, 20, 10 y 40 %, respectivamente, y sumando los productos.</text:p>
        </text:list-item>
        <text:list-item>
          <text:p text:style-name="P29">La velocidad de la luz es de 300 000 kilómetros por segundo. Elaborar un algoritmo que lea un tiempo en segundos e imprima la distancia que recorre la luz en dicho tiempo.</text:p>
        </text:list-item>
        <text:list-item>
          <text:p text:style-name="P18"><text:span text:style-name="T9">Hacer un algoritmo que obtenga e imprima el valor de </text:span><text:span text:style-name="T10">Y </text:span><text:span text:style-name="T11">a partir de la ecuación: </text:span><text:span text:style-name="T12">Y = 3X</text:span><text:span text:style-name="T13">2</text:span><text:span text:style-name="T14"> + 7X -15</text:span><text:span text:style-name="T15"> </text:span><text:span text:style-name="T16">solicitando como dato la entrada del valor </text:span><text:span text:style-name="T15">X.</text:span></text:p>
          <text:p text:style-name="P30"/>
        </text:list-item>
        <text:list-item>
          <text:p text:style-name="P31">Una temperatura en grados Celsius(°C) se puede convertir a su equivalente Fahrenheit (°F) con la fórmula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9"><text:span text:style-name="T25"><text:s text:c="5"/></text:span><draw:frame draw:style-name="fr1" draw:name="Objeto1" text:anchor-type="as-char" svg:y="-0.619cm" svg:width="2.133cm" svg:height="0.998cm" draw:z-index="10"><draw:object xlink:href="./Object 1" xlink:type="simple" xlink:show="embed" xlink:actuate="onLoad"/><draw:image xlink:href="./ObjectReplacements/Object 1" xlink:type="simple" xlink:show="embed" xlink:actuate="onLoad"/></draw:frame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5"><text:tab/></text:span><text:span text:style-name="T17">De Fahrenheit </text:span><text:span text:style-name="T18">a Celsius con la formula:</text:span></text:p>
      <text:p text:style-name="P3"><text:span text:style-name="T18"><text:tab/><text:tab/><text:tab/><text:tab/><text:tab/><text:tab/></text:span><text:span text:style-name="T18"><draw:frame draw:style-name="fr1" draw:name="Objeto2" text:anchor-type="as-char" svg:y="-0.619cm" svg:width="2.29cm" svg:height="0.998cm" draw:z-index="1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2"><text:soft-page-break/></text:p>
      <text:p text:style-name="P32"><text:tab/></text:p>
      <text:list xml:id="list192619871570441" text:continue-numbering="true" text:style-name="L1">
        <text:list-item>
          <text:p text:style-name="P33">Elabore un algoritmo que lea un número de pies y calcule e imprima su equivalente en yardas, pulgadas, centímetros, y metros, de acuerdo con las siguientes equivalencias: </text:p>
        </text:list-item>
      </text:list>
      <table:table table:name="Tabla1" table:style-name="Tabla1">
        <table:table-column table:style-name="Tabla1.A" table:number-columns-repeated="2"/>
        <table:table-row table:style-name="TableLine2225230518016">
          <table:table-cell table:style-name="Tabla1.A1" office:value-type="string">
            <text:p text:style-name="P14">1 Pie</text:p>
          </table:table-cell>
          <table:table-cell table:style-name="Tabla1.B1" office:value-type="string">
            <text:p text:style-name="P14">12 pulgadas</text:p>
          </table:table-cell>
        </table:table-row>
        <table:table-row table:style-name="TableLine2225230519376">
          <table:table-cell table:style-name="Tabla1.A2" office:value-type="string">
            <text:p text:style-name="P14">1 yarda</text:p>
          </table:table-cell>
          <table:table-cell table:style-name="Tabla1.B2" office:value-type="string">
            <text:p text:style-name="P14">3 pies</text:p>
          </table:table-cell>
        </table:table-row>
        <table:table-row table:style-name="TableLine2225230516928">
          <table:table-cell table:style-name="Tabla1.A2" office:value-type="string">
            <text:p text:style-name="P14">1 Pulgada</text:p>
          </table:table-cell>
          <table:table-cell table:style-name="Tabla1.B2" office:value-type="string">
            <text:p text:style-name="P14">2.54 centímetros</text:p>
          </table:table-cell>
        </table:table-row>
        <table:table-row table:style-name="TableLine2225230517744">
          <table:table-cell table:style-name="Tabla1.A2" office:value-type="string">
            <text:p text:style-name="P14">1 metro</text:p>
          </table:table-cell>
          <table:table-cell table:style-name="Tabla1.B2" office:value-type="string">
            <text:p text:style-name="P14">100 centímetros</text:p>
          </table:table-cell>
        </table:table-row>
      </table:table>
      <text:p text:style-name="P34"/>
      <text:list xml:id="list192619200187506" text:continue-numbering="true" text:style-name="L1">
        <text:list-item>
          <text:p text:style-name="P33">Elaborar un algoritmo que lea el artículo y su costo. La utilidad es del 150% y el impuesto es el 15%. Calcular e imprimir artículo, utilidad, impuesto y precio de venta.</text:p>
        </text:list-item>
        <text:list-item>
          <text:p text:style-name="P33">Elaborar un algoritmo que lea el radio de un círculo e imprima el área.</text:p>
        </text:list-item>
      </text:list>
      <text:p text:style-name="P4"><text:span text:style-name="T17"><text:tab/><text:tab/><text:tab/><text:tab/><text:tab/></text:span><draw:frame draw:style-name="fr1" draw:name="Objeto3" text:anchor-type="as-char" svg:y="-0.437cm" svg:width="2.422cm" svg:height="0.527cm" draw:z-index="12"><draw:object xlink:href="./Object 3" xlink:type="simple" xlink:show="embed" xlink:actuate="onLoad"/><draw:image xlink:href="./ObjectReplacements/Object 3" xlink:type="simple" xlink:show="embed" xlink:actuate="onLoad"/></draw:frame></text:p>
      <text:list xml:id="list192618840895279" text:continue-numbering="true" text:style-name="L1">
        <text:list-item>
          <text:p text:style-name="P20"><text:span text:style-name="T17"><text:s/></text:span><text:span text:style-name="T19">Elaborar un algoritmo que le a la cantidad de dólares </text:span><text:span text:style-name="T20">que se va a comprar y el tipo de cambio en pesos (costo de un dólar en pesos). Calcular e imprimir la cantidad que se debe pagar en pesos por la cantidad de dólares indicada.</text:span></text:p>
        </text:list-item>
        <text:list-item>
          <text:p text:style-name="P21"><text:span text:style-name="T20">E</text:span><text:span text:style-name="T17">laborar un algoritmo que permita leer valores para </text:span><text:span text:style-name="T25">X, Y, Z </text:span><text:span text:style-name="T17">y </text:span><text:span text:style-name="T25">W </text:span><text:span text:style-name="T17">e imprima el valor de </text:span><text:span text:style-name="T25">F</text:span><text:span text:style-name="T17">.</text:span></text:p>
        </text:list-item>
      </text:list>
      <text:p text:style-name="P5"><text:span text:style-name="T17"><text:tab/><text:tab/><text:tab/><text:tab/></text:span><draw:frame draw:style-name="fr1" draw:name="Objeto4" text:anchor-type="as-char" svg:y="-0.711cm" svg:width="3.226cm" svg:height="1.75cm" draw:z-index="13"><draw:object xlink:href="./Object 4" xlink:type="simple" xlink:show="embed" xlink:actuate="onLoad"/><draw:image xlink:href="./ObjectReplacements/Object 4" xlink:type="simple" xlink:show="embed" xlink:actuate="onLoad"/></draw:frame></text:p>
      <text:list xml:id="list192619053211531" text:continue-numbering="true" text:style-name="L1">
        <text:list-item>
          <text:p text:style-name="P35">Elaborar un algoritmo que lea el radio(r) de una esfera, calcule e imprima el volumen y el área.</text:p>
        </text:list-item>
      </text:list>
      <text:p text:style-name="P6"><text:span text:style-name="T17"><text:tab/><text:tab/><text:tab/></text:span><text:span text:style-name="T17"><draw:frame draw:style-name="fr1" draw:name="Objeto5" text:anchor-type="as-char" svg:y="-0.681cm" svg:width="3.618cm" svg:height="1.05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7"> </text:span><draw:frame draw:style-name="fr1" draw:name="Objeto6" text:anchor-type="as-char" svg:y="-0.437cm" svg:width="2.328cm" svg:height="0.527cm" draw:z-index="1"><draw:object xlink:href="./Object 6" xlink:type="simple" xlink:show="embed" xlink:actuate="onLoad"/><draw:image xlink:href="./ObjectReplacements/Object 6" xlink:type="simple" xlink:show="embed" xlink:actuate="onLoad"/></draw:frame></text:p>
      <text:list xml:id="list192619620709262" text:continue-numbering="true" text:style-name="L1">
        <text:list-item>
          <text:p text:style-name="P22"><text:span text:style-name="T17">Elaborar un algoritmo que lea el valor de </text:span><text:span text:style-name="T25">W </text:span><text:span text:style-name="T17">e imprima el valor de </text:span><text:span text:style-name="T25">Z</text:span><text:span text:style-name="T17">.</text:span></text:p>
        </text:list-item>
      </text:list>
      <text:p text:style-name="P36"/>
      <text:p text:style-name="P7"><text:soft-page-break/><text:span text:style-name="T17"><text:tab/><text:tab/><text:tab/><text:tab/></text:span><draw:frame draw:style-name="fr1" draw:name="Objeto7" text:anchor-type="as-char" svg:y="-0.758cm" svg:width="2.492cm" svg:height="1.175cm" draw:z-index="2"><draw:object xlink:href="./Object 7" xlink:type="simple" xlink:show="embed" xlink:actuate="onLoad"/><draw:image xlink:href="./ObjectReplacements/Object 7" xlink:type="simple" xlink:show="embed" xlink:actuate="onLoad"/></draw:frame></text:p>
      <text:list xml:id="list192618012390760" text:continue-numbering="true" text:style-name="L1">
        <text:list-header>
          <text:p text:style-name="P37"/>
        </text:list-header>
        <text:list-item>
          <text:p text:style-name="P23"><text:span text:style-name="T17">Elaborar un algoritmo que lea <text:s/>la cantidad de dólares que se van a comprar y el tipo de cambio (costo de un dólar) </text:span><text:span text:style-name="T21">en: </text:span><text:span text:style-name="T26">yenes, pesetas, libras esterlinas y marcos. </text:span><text:span text:style-name="T21">Calcular e imprimir la cantidad que se debe de pagar en yenes, pesetas, libras esterlinas y marcos. </text:span></text:p>
        </text:list-item>
        <text:list-item>
          <text:p text:style-name="P38">Elaborar un algoritmo que permita leer un valor e imprima el logaritmo natural, el exponencial, el valor absoluto y la raíz cuadrada.</text:p>
        </text:list-item>
        <text:list-item>
          <text:p text:style-name="P39">Elaborar un algoritmo que permita leer el tamaño de un ángulo en radianes e imprima la tangente, cotangente, secante y cosecante.<text:tab/></text:p>
        </text:list-item>
      </text:list>
      <text:p text:style-name="P8"><text:span text:style-name="T17"><text:tab/></text:span><text:span text:style-name="T17"><draw:frame draw:style-name="fr1" draw:name="Objeto8" text:anchor-type="as-char" svg:y="-0.619cm" svg:width="3.293cm" svg:height="0.998cm" draw:z-index="3"><draw:object xlink:href="./Object 8" xlink:type="simple" xlink:show="embed" xlink:actuate="onLoad"/><draw:image xlink:href="./ObjectReplacements/Object 8" xlink:type="simple" xlink:show="embed" xlink:actuate="onLoad"/></draw:frame></text:span><text:span text:style-name="T17"> </text:span><draw:frame draw:style-name="fr1" draw:name="Objeto9" text:anchor-type="as-char" svg:y="-0.619cm" svg:width="3.119cm" svg:height="0.998cm" draw:z-index="4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to10" text:anchor-type="as-char" svg:y="-0.619cm" svg:width="3.697cm" svg:height="0.998cm" draw:z-index="5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11" text:anchor-type="as-char" svg:y="-0.619cm" svg:width="3.119cm" svg:height="0.998cm" draw:z-index="6"><draw:object xlink:href="./Object 11" xlink:type="simple" xlink:show="embed" xlink:actuate="onLoad"/><draw:image xlink:href="./ObjectReplacements/Object 11" xlink:type="simple" xlink:show="embed" xlink:actuate="onLoad"/></draw:frame><text:span text:style-name="T17"><text:tab/><text:tab/></text:span></text:p>
      <text:list xml:id="list192618542627738" text:continue-numbering="true" text:style-name="L1">
        <text:list-item>
          <text:p text:style-name="P40">Elaborar un algoritmo similar al anterior, sólo que el dato que se lee estará dado en grados. Debe convertirse los grados leídos a radianes antes de hacer los cálculos.</text:p>
        </text:list-item>
        <text:list-item>
          <text:p text:style-name="P24"><text:span text:style-name="T17">Elaborar un algoritmo </text:span><text:span text:style-name="T22">que permita leer el tamaño de un ángulo en grados e imprima el seno y coseno. Debe </text:span><text:span text:style-name="T23">convertirse</text:span><text:span text:style-name="T22"> los grados leídos a radianes antes de hacer </text:span><text:span text:style-name="T23">los </text:span><text:span text:style-name="T22">cálculos.</text:span></text:p>
        </text:list-item>
        <text:list-item>
          <text:p text:style-name="P25"><text:span text:style-name="T22">E</text:span><text:span text:style-name="T17">laborar un algoritmo que permita leer valores para </text:span><text:span text:style-name="T25">A </text:span><text:span text:style-name="T17">y </text:span><text:span text:style-name="T25">B</text:span><text:span text:style-name="T17"> e imprima </text:span><text:span text:style-name="T25">Y, Z </text:span><text:span text:style-name="T17">y </text:span><text:span text:style-name="T25">W.</text:span></text:p>
        </text:list-item>
      </text:list>
      <text:p text:style-name="P9"><text:span text:style-name="T17"><text:tab/></text:span><text:span text:style-name="T17"><draw:frame draw:style-name="fr1" draw:name="Objeto12" text:anchor-type="as-char" svg:y="-0.437cm" svg:width="2.633cm" svg:height="0.527cm" draw:z-index="7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17"><draw:frame draw:style-name="fr1" draw:name="Objeto13" text:anchor-type="as-char" svg:y="-0.485cm" svg:width="4.715cm" svg:height="0.607cm" draw:z-index="8"><draw:object xlink:href="./Object 13" xlink:type="simple" xlink:show="embed" xlink:actuate="onLoad"/><draw:image xlink:href="./ObjectReplacements/Object 13" xlink:type="simple" xlink:show="embed" xlink:actuate="onLoad"/><svg:desc>fórmula</svg:desc></draw:frame></text:span><text:span text:style-name="T17"> </text:span><draw:frame draw:style-name="fr1" draw:name="Objeto14" text:anchor-type="as-char" svg:y="-0.686cm" svg:width="2.14cm" svg:height="1.131cm" draw:z-index="9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list xml:id="list192617973231018" text:continue-numbering="true" text:style-name="L1">
        <text:list-item>
          <text:p text:style-name="P41">Elaborar un algoritmo para calcular el promedio de calificaciones de un estudiante. Los datos disponibles para lectura son el nombre, calificación 1, calificación 2, calificación 3 y calificación 4 de cada uno de los cuatro exámenes presentados. La información que se debe imprimir es el nombre y el promedio de las calificaciones. </text:p>
        </text:list-item>
        <text:list-item>
          <text:p text:style-name="P41"><text:soft-page-break/>Elaborar un algoritmo que calcule e imprima el precio de venta de un articulo y del costo de producción. El precio de venta se calcula añadiéndole al costo el 120% como utilidad y el 15% de impuesto.</text:p>
          <text:p text:style-name="P41"/>
        </text:list-item>
        <text:list-item>
          <text:p text:style-name="P26"><text:span text:style-name="T17">Elaborar un algoritmo para calculare imprimir el precio de un terreno del cual se tienen los siguientes datos: largo, ancho, y precio por metro cuadrado. Si el terreno tiene más de 400 metros cuadrados </text:span><text:span text:style-name="T24">se hace un descuento de 10%.</text:span></text:p>
        </text:list-item>
        <text:list-item>
          <text:p text:style-name="P42">Igual que el ejercicio anterior, sólo que si el terreno tiene más de 500 metros cuadrados el descuento es de 17% y si tiene más de mil el descuento es de 25%.</text:p>
        </text:list-item>
        <text:list-item>
          <text:p text:style-name="P16"><text:span text:style-name="T2">Elabore un algoritmo para calcular e imprimir los valores de </text:span><text:span text:style-name="T3">X </text:span><text:span text:style-name="T31">y </text:span><text:span text:style-name="T29">Y, </text:span><text:span text:style-name="T31">teniendo como entrada el valor de </text:span><text:span text:style-name="T29">X</text:span><text:span text:style-name="T31"> y calculando el de </text:span><text:span text:style-name="T29">Y </text:span><text:span text:style-name="T31">de acuerdo </text:span><text:span text:style-name="T32">a las siguientes condiciones:</text:span></text:p>
          <text:list>
            <text:list-header>
              <text:p text:style-name="P16"><text:span text:style-name="T32"><draw:frame draw:style-name="fr1" draw:name="Objeto15" text:anchor-type="as-char" svg:y="-0.377cm" svg:width="4.665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2"><draw:frame draw:style-name="fr1" draw:name="Objeto16" text:anchor-type="as-char" svg:y="-0.437cm" svg:width="4.69cm" svg:height="0.527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      </text:list-header>
          </text:list>
        </text:list-item>
        <text:list-item>
          <text:p text:style-name="P43"><text:span text:style-name="T32">E</text:span><text:span text:style-name="T30">laborar un algoritmo que imprima el costo de un pedido de un artículo del cual se tiene la descripción, la cantidad perdida y el precio unitario. So la cantidad pedida excede de 50 unidades, se hace un descuento de 15%.</text:span></text:p>
        </text:list-item>
        <text:list-item>
          <text:p text:style-name="P44">Un cliente ordena cierta cantidad de hojas de hielo seco, viguetas y armazones; las hojas de hielo seco tienen 20% de descuento <text:s/>las viguetas 15%. Los datos que se tienen por cada tipo de articulo son: la cantidad pedida y el precio unitario. Además, si se paga de contado todo tiene un descuento del 7%. Elaborar un algoritmo que calcule e imprima el costo total de la orden, tanto para el pago de contado como para el caso de pago de crédito.</text:p>
        </text:list-item>
        <text:list-item>
          <text:p text:style-name="P45">Igual que el ejercicio anterior pero además: si la cantidad de hojas de hielo seco solicitada es mayor que 50,se hace un descuento adicional de 5%; en caso de que sea mayor que 100 el descuento adicional es de 10%.</text:p>
        </text:list-item>
        <text:list-item>
          <text:p text:style-name="P45"><text:soft-page-break/>Elaborar un algoritmo que lea los datos de un estudiante (nombre y tres calificaciones parciales) e imprima el nombre y la calificación final de acuerdo a lo siguiente: para aprobar el curso debe tener 70 o más en cada una de las tres calificaciones, la calificación <text:s/>final sera el promedio. En caso de haber reprobado uno o más exámenes ordinarios, la calificación final será NA (No Acreditado).</text:p>
          <text:p text:style-name="P45"/>
        </text:list-item>
        <text:list-item>
          <text:p text:style-name="P46">De acuerdo con la clase de sus ángulos, los triángulos se clasifican en:</text:p>
        </text:list-item>
      </text:list>
      <table:table table:name="Tabla2" table:style-name="Tabla2" table:template-name="Academic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5">Rectángulo</text:p>
          </table:table-cell>
          <table:table-cell table:style-name="Tabla2.A1" office:value-type="string">
            <text:p text:style-name="P15">Tiene un ángulo recto (igual a 90°)</text:p>
          </table:table-cell>
        </table:table-row>
        <table:table-row table:style-name="TableLine2225230823040">
          <table:table-cell table:style-name="Tabla2.A2" office:value-type="string">
            <text:p text:style-name="P15">Obtusángulo</text:p>
          </table:table-cell>
          <table:table-cell table:style-name="Tabla2.B2" office:value-type="string">
            <text:p text:style-name="P15">Tiene un ángulo obtuso (mayor que 90° pero menor 180°)</text:p>
          </table:table-cell>
        </table:table-row>
        <table:table-row table:style-name="TableLine2225230821680">
          <table:table-cell table:style-name="Tabla2.A3" office:value-type="string">
            <text:p text:style-name="P15">Acutángulo</text:p>
          </table:table-cell>
          <table:table-cell table:style-name="Tabla2.B3" office:value-type="string">
            <text:p text:style-name="P15">Los tres <text:span text:style-name="T42">ángulos</text:span> son agudos (menor que 90°)</text:p>
          </table:table-cell>
        </table:table-row>
      </table:table>
      <text:p text:style-name="P47"/>
      <text:p text:style-name="P11"><text:span text:style-name="T30"><text:tab/>Elaborar un algoritmo que permita leer el tamaño de los tres </text:span><text:span text:style-name="T34">ángulos</text:span><text:span text:style-name="T30"> (</text:span><text:span text:style-name="T28">A, <text:s/>B, C</text:span><text:span text:style-name="T30">) de un triángulo <text:s text:c="3"/><text:tab/>e imprima qué tipo es.</text:span></text:p>
      <text:list xml:id="list192619369421408" text:continue-numbering="true" text:style-name="L1">
        <text:list-item>
          <text:p text:style-name="P46">En un almacén de venta de trajes, si se compra uno se hace el 50% de descuento, si se compran 2, el 55%, si se compran 3, el 60%, y si compra más de 3, el 65%. Elaborar un algoritmo que lea la cantidad de trajes y el precio unitario (todos tienen el mismo precio) e imprima el subtotal por pagar, el descuento y el total por pagar.</text:p>
        </text:list-item>
        <text:list-item>
          <text:p text:style-name="P48"><text:span text:style-name="T30">Dos triángulos son congruentes si tienen la misma forma y tamaño, es decir, sus ángulos y lados correspondientes son iguales. Elaborar un algoritmo </text:span><text:span text:style-name="T33">que lea los tres ángulos y lados de dos triángulos e imprima si son congruentes.</text:span></text:p>
        </text:list-item>
        <text:list-item>
          <text:p text:style-name="P49"><text:span text:style-name="T30">Un trapecio es isósceles si sus dos ángulos de la base son iguales. Elaborar un algoritmo que lea los ángulos </text:span><text:span text:style-name="T28">A </text:span><text:span text:style-name="T30">y </text:span><text:span text:style-name="T28">B </text:span><text:span text:style-name="T30">de la base y que imprima si el trapecio es isósceles o no.</text:span></text:p>
        </text:list-item>
        <text:list-item>
          <text:p text:style-name="P49"><text:span text:style-name="T30">Elaborar un algoritmo que permita leer los datos de un empelado (nombre, tipo de empleado, número de horas trabajas y cuota que se le paga por hora) y calcule e imprima el sueldo por </text:span><text:soft-page-break/><text:span text:style-name="T30">pagar. Si el empleado es tipo 1 se le pagan las horas extras (más de 40 horas) a 1.5 de la cuota por hora, si es tipo 2, a 2, si es tipo 3 a <text:s/>2.5, <text:s/>y si es tipo 4, a 3 veces la cuota por la hora.</text:span></text:p>
        </text:list-item>
        <text:list-item>
          <text:p text:style-name="P50"><text:span text:style-name="T30">Se tiene un terreno </text:span><text:span text:style-name="T28">A </text:span><text:span text:style-name="T30">cuadrado que mide</text:span><text:span text:style-name="T28"> LADO </text:span><text:span text:style-name="T30">metros por lado a un precio </text:span><text:span text:style-name="T40">COSTOA </text:span><text:span text:style-name="T35">por metro cuadrado <text:s/>y se tiene un terreno </text:span><text:span text:style-name="T40">B </text:span><text:span text:style-name="T35">rectangular que mide </text:span><text:span text:style-name="T40">BASE </text:span><text:span text:style-name="T35">me</text:span><text:span text:style-name="T36">tros de base y </text:span><text:span text:style-name="T41">ALTURA </text:span><text:span text:style-name="T36">metros de altura a un </text:span><text:span text:style-name="T41">COSTOB </text:span><text:span text:style-name="T36">por metro cuadrado. Elaborar un algoritmo que lea los datos de los dos terrenos e imprima cuál es el más barato o si cuestan igual.</text:span></text:p>
          <text:p text:style-name="P51"/>
        </text:list-item>
        <text:list-item>
          <text:p text:style-name="P52">Elaborar un algoritmo que lea el número de mes entre 1 y 12 y que imprima el nombre del mes correspondiente: si es 1 “Enero”, si es 2 “Febrero”,…, etcétera.</text:p>
        </text:list-item>
        <text:list-item>
          <text:p text:style-name="P53">En el hotel Guamúchil se hace un descuento del 10% si el cliente se hospeda más de 5 días, del 15% si se hospeda más de 10 días y del 20% si se hospeda más de 15 días. Elaborar un algoritmo que lea el número de días y el precio diario de la habitación e imprima el subtotal por pagar, el descuento y el total por pagar.</text:p>
        </text:list-item>
        <text:list-item>
          <text:p text:style-name="P54"><text:span text:style-name="T35">Elaborar un algoritmo que permita hacer conversiones de temperaturas entre grados Fahrenheit, Celsius, Kelvin y Rankine. Primero debe preguntar qué tipo de grados quiere convertir. Por ejemplo: si se le indica que se desea convertir una temperatura</text:span><text:span text:style-name="T37"> en grados Fahrenheit, </text:span><text:span text:style-name="T38">debe leer la cantidad de grados y luego calcular e imprimir su equivalente en grados Celsius, Kelvin y Rankine, y </text:span><text:span text:style-name="T39">así</text:span><text:span text:style-name="T38"> debe hacer lo mismo para cada uno de los otros tipos. Para convertir a Celsius a la temperatura Fahrenheit se le resta 32 y se multiplica por 5/9. Para convertir a Kelvin, se le suma 273 a los grados Celsius. Para convertir de Rankine a los grados Fahrenheit se le suma 460.</text:span></text:p>
        </text:list-item>
        <text:list-item>
          <text:p text:style-name="P55"><text:soft-page-break/><text:span text:style-name="T38">E</text:span><text:span text:style-name="T35">laborar un algoritmo que permita leer el tamaño de un ángulo en radianes o en grados ( Debe preguntar en qué lo va a leer) e imprima el seno hiperbólico, coseno hiperbólico y tangente hiperbólica. Si lo lee en grados, debe de hacer la conversión a radianes.</text:span></text:p>
        </text:list-item>
        <text:list-item>
          <text:p text:style-name="P56"><text:span text:style-name="T38">E</text:span><text:span text:style-name="T35">laborar un algoritmo </text:span><text:span text:style-name="T39">que permita leer los datos de un aspirante a ingresar a la carrera de ingeniería industrial y de sistemas de la universidad de Sonora: </text:span><text:span text:style-name="T27">nombre del aspirante, promedio en bachillerato y tipo de bachillerato (1-Físico matemático, 2-etc.,…, 5) </text:span><text:span text:style-name="T44"><text:s/>y que imprima que es aceptado si tiene un promedio mayor a 90, o bien, si tiene un promedio entre 80 y 90 y trae bachillerato físico matemático. En caso de no ser así imprimir rechazado.</text:span></text:p>
        </text:list-item>
      </text:list>
      <text:p text:style-name="P60"/>
      <text:p text:style-name="P60"/>
      <text:list xml:id="list192618156142614" text:continue-numbering="true" text:style-name="L1">
        <text:list-item>
          <text:p text:style-name="P56"><text:span text:style-name="T45">E</text:span><text:span text:style-name="T44">laborar un algoritmo que permita leer los datos de un automóvil (marca, origen y costo) imprima el impuesto por pagar y el precio de venta (incluido el impuesto). Si el origen es Alemania el impuesto es 20%, si es Japón el impuesto es 30%, si es de Italia, 15%, y si es de USA 8%.</text:span></text:p>
        </text:list-item>
        <text:list-item>
          <text:p text:style-name="P62"><text:span text:style-name="T44">U</text:span><text:span text:style-name="T43">n sistema de ecuaciones lineales </text:span></text:p>
          <text:p text:style-name="P62"><text:span text:style-name="T43"><draw:frame draw:style-name="fr1" draw:name="Objeto17" text:anchor-type="as-char" svg:y="-0.377cm" svg:width="1.907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3"><draw:frame draw:style-name="fr1" draw:name="Objeto18" text:anchor-type="as-char" svg:y="-0.377cm" svg:width="1.877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    <text:p text:style-name="P61">Se puede resolver con las siguientes fórmulas<text:tab/><text:tab/></text:p>
        </text:list-item>
      </text:list>
      <text:p text:style-name="P12"><text:span text:style-name="T43"><text:tab/></text:span><text:span text:style-name="T43"><draw:frame draw:style-name="fr1" draw:name="Objeto19" text:anchor-type="as-char" svg:y="-0.619cm" svg:width="2.185cm" svg:height="0.998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43"><draw:frame draw:style-name="fr1" draw:name="Objeto20" text:anchor-type="as-char" svg:y="-0.619cm" svg:width="2.15cm" svg:height="0.998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43"><draw:frame draw:style-name="fr1" draw:name="Objeto21" text:anchor-type="as-char" svg:y="-0.386cm" svg:width="2.635cm" svg:height="0.506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43"><text:tab/></text:span></text:p>
      <text:p text:style-name="P13"><text:span text:style-name="T43"><text:tab/></text:span><text:span text:style-name="T45">E</text:span><text:span text:style-name="T47">laborar un algoritmo <text:s/></text:span><text:span text:style-name="T46">que lea los coeficientes </text:span><text:span text:style-name="T49">a, b, c, d, e, y f,</text:span><text:span text:style-name="T46"> y que calcule e imprima los <text:tab/>valores de </text:span><text:span text:style-name="T49">X </text:span><text:span text:style-name="T46">y </text:span><text:span text:style-name="T49">Y</text:span><text:span text:style-name="T46">. SI (ae-bd)&lt;&gt;0, debe calcular e imprimir los valores de </text:span><text:span text:style-name="T49">X </text:span><text:span text:style-name="T46">y </text:span><text:span text:style-name="T49">Y</text:span><text:span text:style-name="T46">; en caso <text:tab/>contrario debe imprimir un mensaje que indique que no tiene solución.</text:span></text:p>
      <text:list xml:id="list192619643746132" text:continue-numbering="true" text:style-name="L1">
        <text:list-item>
          <text:p text:style-name="P57"><text:span text:style-name="T45">E</text:span><text:span text:style-name="T43">laborar un algoritmo </text:span><text:span text:style-name="T48">que permita leer los datos de un empleado (nombre, tipo de empleado y sueldo), imprima el incremento de sueldo y su nuevo sueldo de acuerdo a lo siguiente: si es tipo </text:span><text:soft-page-break/><text:span text:style-name="T48">de empelado 1 se le aumentará el 5%, si es tipo 2 se le aumentará 7%, si es tipo 3 el 9%, si es 4, el 12% y si es 5, el 15%.</text:span></text:p>
        </text:list-item>
        <text:list-item>
          <text:p text:style-name="P57"><text:span text:style-name="T45">E</text:span><text:span text:style-name="T43">laborar un algoritmo </text:span><text:span text:style-name="T48">que permita leer una letra e imprima si es vocal o si es consonante.</text:span></text:p>
        </text:list-item>
        <text:list-item>
          <text:p text:style-name="P57"><text:span text:style-name="T45">E</text:span><text:span text:style-name="T48">laborar un algoritmo <text:s/>que permita leer el tamaño de un ángulo en radianes o en grados y que imprima la tangente, secante, cotangente y cosecante. Debe preguntar en qué tiene el tamaño del ángulo y, dependiendo de si es en grados o radianes, los cálculos deben hacerse según corresponda.</text:span></text:p>
        </text:list-item>
        <text:list-item>
          <text:p text:style-name="P58"><text:span text:style-name="T45">E</text:span><text:span text:style-name="T48">laborar un algoritmo </text:span><text:span text:style-name="T50">que permita leer 4 </text:span><text:span text:style-name="T5">números e imprima el mayor. Debe validar que sean diferentes, es decir, si hay números iguales debe enviar un mensaje de error.</text:span></text:p>
          <text:p text:style-name="P27"/>
        </text:list-item>
        <text:list-item>
          <text:p text:style-name="P58"><text:span text:style-name="T6">E</text:span><text:span text:style-name="T5">laborar un algoritmo <text:s/>que permita hacer conversiones entre pesos, yenes, pesetas y marcos. Debe preguntar qué moneda desea convertir; por ejemplo, si indica que yenes, debe leer cuantos yenes comprará y cuanto cuesta un yen en pesos, pesetas y marcos, luego debe imprimir cuánto es en cada una de las monedas. Así lo hará también para cada una de las monedas.</text:span></text:p>
        </text:list-item>
        <text:list-item>
          <text:p text:style-name="P63"><text:span text:style-name="T5">U</text:span><text:span text:style-name="T4">na temperatura en grados Celsius © se puede convertir a su equivalente en Fahrenheit(F) con la fórmula: <text:s text:c="2"/></text:span><text:span text:style-name="T4"><draw:frame draw:style-name="fr1" draw:name="Objeto22" text:anchor-type="as-char" svg:y="-0.619cm" svg:width="2.228cm" svg:height="0.998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4">De Fahrenheit a Centígrados con la fórmula: </text:span><text:span text:style-name="T4"><draw:frame draw:style-name="fr1" draw:name="Objeto23" text:anchor-type="as-char" svg:y="-0.619cm" svg:width="2.581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    <text:p text:style-name="P59"><text:span text:style-name="T6">E</text:span><text:span text:style-name="T4">laborar un algoritmo </text:span><text:span text:style-name="T7">que pregunte qué quiere convertir. SI quiere convertir de Celsius, que lea la temperatura en grados Celsius y calcule e imprima la temperatura Fahrenheit equivalente. Si quiere convertir Fahrenheit debe hacer lo propi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emic.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ucida Calligraphy" officeooo:rsid="00552c20" officeooo:paragraph-rsid="00552c2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jercicios de programación con Java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guel Guadalupe Ledesma Duarte</meta:initial-creator>
    <meta:creation-date>2019-12-09T12:40:53.817000000</meta:creation-date>
    <dc:date>2019-12-16T16:32:26.733000000</dc:date>
    <dc:creator>Miguel Guadalupe Ledesma Duarte</dc:creator>
    <meta:editing-duration>P3DT16H22M5S</meta:editing-duration>
    <meta:editing-cycles>22</meta:editing-cycles>
    <meta:generator>LibreOffice/7.1.0.3$Windows_X86_64 LibreOffice_project/f6099ecf3d29644b5008cc8f48f42f4a40986e4c</meta:generator>
    <meta:document-statistic meta:table-count="2" meta:image-count="0" meta:object-count="23" meta:page-count="8" meta:paragraph-count="80" meta:word-count="2143" meta:character-count="11655" meta:non-whitespace-character-count="9557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frac>
          <mn>9</mn>
          <mn>5</mn>
        </mfrac>
      </mrow>
      <mrow>
        <mi>c</mi>
        <mo stretchy="false">+</mo>
        <mn>32</mn>
      </mrow>
    </mrow>
    <annotation encoding="StarMath 5.0">F = {9} over {5} c + 32  </annotation>
  </semantics>
</math>
</file>

<file path=Object 10/content.xml><?xml version="1.0" encoding="utf-8"?>
<math xmlns="http://www.w3.org/1998/Math/MathML" display="block">
  <semantics>
    <mrow>
      <mi mathvariant="italic">cotangente</mi>
      <mo stretchy="false">=</mo>
      <mfrac>
        <mi mathvariant="italic">coseno</mi>
        <mi mathvariant="italic">seno</mi>
      </mfrac>
    </mrow>
    <annotation encoding="StarMath 5.0">cotangente = {coseno} over {seno} </annotation>
  </semantics>
</math>
</file>

<file path=Object 11/content.xml><?xml version="1.0" encoding="utf-8"?>
<math xmlns="http://www.w3.org/1998/Math/MathML" display="block">
  <semantics>
    <mrow>
      <mi mathvariant="italic">cosecante</mi>
      <mo stretchy="false">=</mo>
      <mfrac>
        <mn>1</mn>
        <mi mathvariant="italic">seno</mi>
      </mfrac>
    </mrow>
    <annotation encoding="StarMath 5.0">cosecante = {1} over {seno} 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n>3</mn>
      </mrow>
      <msup>
        <mi>a</mi>
        <mn>2</mn>
      </msup>
      <msup>
        <mi>b</mi>
        <mn>2</mn>
      </msup>
      <msqrt>
        <mn>2</mn>
      </msqrt>
      <mi>a</mi>
    </mrow>
    <annotation encoding="StarMath 5.0">Y = 3a^2 b^2 sqrt2a</annotation>
  </semantics>
</math>
</file>

<file path=Object 13/content.xml><?xml version="1.0" encoding="utf-8"?>
<math xmlns="http://www.w3.org/1998/Math/MathML" display="block">
  <semantics>
    <mrow>
      <mrow>
        <mi>W</mi>
        <mo stretchy="false">=</mo>
        <mn>4</mn>
      </mrow>
      <msqrt>
        <msup>
          <mn>2</mn>
          <mrow>
            <mo fence="true" stretchy="false">(</mo>
            <mrow>
              <mi>a</mi>
            </mrow>
            <mo fence="true" stretchy="false">)</mo>
          </mrow>
        </msup>
      </msqrt>
      <mi>a</mi>
      <mrow>
        <mrow>
          <mo fence="true" stretchy="false">(</mo>
          <mrow>
            <mrow>
              <mn>3</mn>
              <msup>
                <mi>a</mi>
                <mn>2</mn>
              </msup>
              <msup>
                <mi>b</mi>
                <mn>2</mn>
              </msup>
            </mrow>
          </mrow>
          <mo fence="true" stretchy="false">)</mo>
        </mrow>
        <mo stretchy="false">−</mo>
        <msqrt>
          <mn>2</mn>
        </msqrt>
      </mrow>
      <mi>a</mi>
    </mrow>
    <annotation encoding="StarMath 5.0">W = 4 sqrt2^( a )a ( 3a^2 b^2 ) - sqrt2a</annotation>
  </semantics>
</math>
</file>

<file path=Object 14/content.xml><?xml version="1.0" encoding="utf-8"?>
<math xmlns="http://www.w3.org/1998/Math/MathML" display="block">
  <semantics>
    <mrow>
      <mi>Z</mi>
      <mo stretchy="false">=</mo>
      <mfrac>
        <mrow>
          <mn>12</mn>
          <msup>
            <mi>a</mi>
            <mrow>
              <mo fence="true" stretchy="false">(</mo>
              <mrow>
                <mrow>
                  <mn>1</mn>
                  <mo stretchy="false">/</mo>
                  <mn>2</mn>
                </mrow>
              </mrow>
              <mo fence="true" stretchy="false">)</mo>
            </mrow>
          </msup>
        </mrow>
        <msup>
          <mi>b</mi>
          <mrow>
            <mo fence="true" stretchy="false">(</mo>
            <mrow>
              <mrow>
                <mn>3</mn>
                <mo stretchy="false">/</mo>
                <mn>4</mn>
              </mrow>
            </mrow>
            <mo fence="true" stretchy="false">)</mo>
          </mrow>
        </msup>
      </mfrac>
    </mrow>
    <annotation encoding="StarMath 5.0">Z = {12a^(1/2)} over {b^(3/4)} </annotation>
  </semantics>
</math>
</file>

<file path=Object 15/content.xml><?xml version="1.0" encoding="utf-8"?>
<math xmlns="http://www.w3.org/1998/Math/MathML" display="block">
  <semantics>
    <mrow>
      <mi mathvariant="italic">Si</mi>
      <mrow>
        <mi>X</mi>
        <mo stretchy="false">&lt;</mo>
        <mn>0</mn>
      </mrow>
      <mi mathvariant="italic">entonces</mi>
      <mrow>
        <mi>Y</mi>
        <mo stretchy="false">=</mo>
        <mn>3</mn>
      </mrow>
      <mrow>
        <mi>x</mi>
        <mo stretchy="false">+</mo>
        <mn>6</mn>
      </mrow>
    </mrow>
    <annotation encoding="StarMath 5.0">Si X &lt; 0 entonces Y = 3x + 6 </annotation>
  </semantics>
</math>
</file>

<file path=Object 16/content.xml><?xml version="1.0" encoding="utf-8"?>
<math xmlns="http://www.w3.org/1998/Math/MathML" display="block">
  <semantics>
    <mrow>
      <mi mathvariant="italic">Si</mi>
      <mrow>
        <mi>X</mi>
        <mo stretchy="false">⩾</mo>
        <mn>0</mn>
      </mrow>
      <mi mathvariant="italic">entonces</mi>
      <mrow>
        <mi>Y</mi>
        <mo stretchy="false">=</mo>
        <mrow>
          <msup>
            <mi>X</mi>
            <mn>2</mn>
          </msup>
          <mo stretchy="false">+</mo>
          <mn>6</mn>
        </mrow>
      </mrow>
    </mrow>
    <annotation encoding="StarMath 5.0">Si X geslant 0 entonces Y = X^2 + 6</annotation>
  </semantics>
</math>
</file>

<file path=Object 17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</mrow>
      <mo stretchy="false">=</mo>
      <mi>c</mi>
    </mrow>
    <annotation encoding="StarMath 5.0">ax + by = c</annotation>
  </semantics>
</math>
</file>

<file path=Object 18/content.xml><?xml version="1.0" encoding="utf-8"?>
<math xmlns="http://www.w3.org/1998/Math/MathML" display="block">
  <semantics>
    <mrow>
      <mrow>
        <mi mathvariant="italic">dx</mi>
        <mo stretchy="false">+</mo>
        <mi mathvariant="italic">ey</mi>
      </mrow>
      <mo stretchy="false">=</mo>
      <mi>f</mi>
    </mrow>
    <annotation encoding="StarMath 5.0">dx + ey = f</annotation>
  </semantics>
</math>
</file>

<file path=Object 19/content.xml><?xml version="1.0" encoding="utf-8"?>
<math xmlns="http://www.w3.org/1998/Math/MathML" display="block">
  <semantics>
    <mrow>
      <mi>X</mi>
      <mo stretchy="false">=</mo>
      <mfrac>
        <mrow>
          <mi mathvariant="italic">ce</mi>
          <mo stretchy="false">−</mo>
          <mi mathvariant="italic">bf</mi>
        </mrow>
        <mrow>
          <mi mathvariant="italic">ae</mi>
          <mo stretchy="false">−</mo>
          <mi mathvariant="italic">bd</mi>
        </mrow>
      </mfrac>
    </mrow>
    <annotation encoding="StarMath 5.0">X = {ce -bf} over {ae -bd} 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row>
          <mi>F</mi>
          <mo stretchy="false">−</mo>
          <mn>32</mn>
        </mrow>
      </mrow>
      <mfrac>
        <mn>5</mn>
        <mn>9</mn>
      </mfrac>
    </mrow>
    <annotation encoding="StarMath 5.0">C = F -32 {5} over {9}
  </annotation>
  </semantics>
</math>
</file>

<file path=Object 20/content.xml><?xml version="1.0" encoding="utf-8"?>
<math xmlns="http://www.w3.org/1998/Math/MathML" display="block">
  <semantics>
    <mrow>
      <mi>Y</mi>
      <mo stretchy="false">=</mo>
      <mfrac>
        <mrow>
          <mi mathvariant="italic">af</mi>
          <mo stretchy="false">−</mo>
          <mi mathvariant="italic">cd</mi>
        </mrow>
        <mrow>
          <mi mathvariant="italic">ae</mi>
          <mo stretchy="false">−</mo>
          <mi mathvariant="italic">bd</mi>
        </mrow>
      </mfrac>
    </mrow>
    <annotation encoding="StarMath 5.0">Y ={af-cd} over{ae -bd}
</annotation>
  </semantics>
</math>
</file>

<file path=Object 21/content.xml><?xml version="1.0" encoding="utf-8"?>
<math xmlns="http://www.w3.org/1998/Math/MathML" display="block">
  <semantics>
    <mrow>
      <mi mathvariant="italic">si</mi>
      <mrow>
        <mrow>
          <mo fence="true" stretchy="false">(</mo>
          <mrow>
            <mrow>
              <mi mathvariant="italic">ae</mi>
              <mo stretchy="false">−</mo>
              <mi mathvariant="italic">bd</mi>
            </mrow>
          </mrow>
          <mo fence="true" stretchy="false">)</mo>
        </mrow>
        <mo stretchy="false">≠</mo>
        <mn>0</mn>
      </mrow>
    </mrow>
    <annotation encoding="StarMath 5.0">si (ae-bd ) &lt;&gt; 0</annotation>
  </semantics>
</math>
</file>

<file path=Object 22/content.xml><?xml version="1.0" encoding="utf-8"?>
<math xmlns="http://www.w3.org/1998/Math/MathML" display="block">
  <semantics>
    <mrow>
      <mrow>
        <mi>F</mi>
        <mo stretchy="false">=</mo>
        <mfrac>
          <mn>9</mn>
          <mn>5</mn>
        </mfrac>
      </mrow>
      <mrow>
        <mi>C</mi>
        <mo stretchy="false">+</mo>
        <mn>32</mn>
      </mrow>
    </mrow>
    <annotation encoding="StarMath 5.0">F = {9} over {5}  C +32</annotation>
  </semantics>
</math>
</file>

<file path=Object 23/content.xml><?xml version="1.0" encoding="utf-8"?>
<math xmlns="http://www.w3.org/1998/Math/MathML" display="block">
  <semantics>
    <mrow>
      <mrow>
        <mi>C</mi>
        <mo stretchy="false">=</mo>
        <mrow>
          <mo fence="true" stretchy="false">(</mo>
          <mrow>
            <mrow>
              <mi>F</mi>
              <mo stretchy="false">−</mo>
              <mn>32</mn>
            </mrow>
          </mrow>
          <mo fence="true" stretchy="false">)</mo>
        </mrow>
      </mrow>
      <mfrac>
        <mn>5</mn>
        <mn>9</mn>
      </mfrac>
    </mrow>
    <annotation encoding="StarMath 5.0">C=( F-32 ) {5} over {9}</annotation>
  </semantics>
</math>
</file>

<file path=Object 3/content.xml><?xml version="1.0" encoding="utf-8"?>
<math xmlns="http://www.w3.org/1998/Math/MathML" display="block">
  <semantics>
    <mrow>
      <mi mathvariant="italic">ÁREA</mi>
      <mo stretchy="false">=</mo>
      <mrow>
        <mi>π</mi>
        <mo stretchy="false">⋅</mo>
        <msup>
          <mi>r</mi>
          <mn>2</mn>
        </msup>
      </mrow>
    </mrow>
    <annotation encoding="StarMath 5.0">ÁREA = %pi cdot r^2</annotation>
  </semantics>
</math>
</file>

<file path=Object 4/content.xml><?xml version="1.0" encoding="utf-8"?>
<math xmlns="http://www.w3.org/1998/Math/MathML" display="block">
  <semantics>
    <mrow>
      <mi>F</mi>
      <mo stretchy="false">=</mo>
      <mfrac>
        <msup>
          <mrow>
            <mo fence="true" stretchy="false">(</mo>
            <mrow>
              <mrow>
                <mn>4</mn>
                <msup>
                  <mi>x</mi>
                  <mn>2</mn>
                </msup>
                <msup>
                  <mi>y</mi>
                  <mn>2</mn>
                </msup>
                <mn>2</mn>
                <mi mathvariant="italic">zw</mi>
              </mrow>
            </mrow>
            <mo fence="true" stretchy="false">)</mo>
          </mrow>
          <mn>2</mn>
        </msup>
        <mfrac>
          <mrow>
            <mn>4</mn>
            <msup>
              <mi>x</mi>
              <mrow>
                <mo fence="true" stretchy="false">(</mo>
                <mrow>
                  <mrow>
                    <mn>1</mn>
                    <mo stretchy="false">/</mo>
                    <mn>2</mn>
                  </mrow>
                </mrow>
                <mo fence="true" stretchy="false">)</mo>
              </mrow>
            </msup>
          </mrow>
          <msup>
            <mi>b</mi>
            <mrow>
              <mo fence="true" stretchy="false">(</mo>
              <mrow>
                <mrow>
                  <mn>3</mn>
                  <mo stretchy="false">/</mo>
                  <mn>4</mn>
                </mrow>
              </mrow>
              <mo fence="true" stretchy="false">)</mo>
            </mrow>
          </msup>
        </mfrac>
      </mfrac>
    </mrow>
    <annotation encoding="StarMath 5.0">F = {( 4x^2 y^2  2zw)^2} over { {4x^(1/2)} over {b ^(3/4)} } </annotation>
  </semantics>
</math>
</file>

<file path=Object 5/content.xml><?xml version="1.0" encoding="utf-8"?>
<math xmlns="http://www.w3.org/1998/Math/MathML" display="block">
  <semantics>
    <mrow>
      <mi mathvariant="italic">VOLUMEN</mi>
      <mo stretchy="false">=</mo>
      <mfrac>
        <mrow>
          <mn>4</mn>
          <mi>π</mi>
          <msup>
            <mi>r</mi>
            <mn>3</mn>
          </msup>
        </mrow>
        <mn>3</mn>
      </mfrac>
    </mrow>
    <annotation encoding="StarMath 5.0">VOLUMEN = {4 %pi r^3} over {3} </annotation>
  </semantics>
</math>
</file>

<file path=Object 6/content.xml><?xml version="1.0" encoding="utf-8"?>
<math xmlns="http://www.w3.org/1998/Math/MathML" display="block">
  <semantics>
    <mrow>
      <mrow>
        <mi mathvariant="italic">ÁREA</mi>
        <mo stretchy="false">=</mo>
        <mi>π</mi>
      </mrow>
      <msup>
        <mi>r</mi>
        <mn>2</mn>
      </msup>
    </mrow>
    <annotation encoding="StarMath 5.0">ÁREA = %pi r^2</annotation>
  </semantics>
</math>
</file>

<file path=Object 7/content.xml><?xml version="1.0" encoding="utf-8"?>
<math xmlns="http://www.w3.org/1998/Math/MathML" display="block">
  <semantics>
    <mrow>
      <mrow>
        <mi>Z</mi>
        <mo stretchy="false">=</mo>
        <mfrac>
          <mn>1</mn>
          <mrow>
            <msqrt>
              <mi>n</mi>
            </msqrt>
            <mi>π</mi>
          </mrow>
        </mfrac>
      </mrow>
      <msup>
        <mi>e</mi>
        <mrow>
          <mo fence="true" stretchy="false">(</mo>
          <mrow>
            <mfrac>
              <msup>
                <mi>w</mi>
                <mn>2</mn>
              </msup>
              <mn>2</mn>
            </mfrac>
          </mrow>
          <mo fence="true" stretchy="false">)</mo>
        </mrow>
      </msup>
    </mrow>
    <annotation encoding="StarMath 5.0">Z = {1} over { Sqrt n %pi} e ^( {w^2} over {2}  )</annotation>
  </semantics>
</math>
</file>

<file path=Object 8/content.xml><?xml version="1.0" encoding="utf-8"?>
<math xmlns="http://www.w3.org/1998/Math/MathML" display="block">
  <semantics>
    <mrow>
      <mi mathvariant="italic">tangente</mi>
      <mo stretchy="false">=</mo>
      <mfrac>
        <mi mathvariant="italic">seno</mi>
        <mi mathvariant="italic">coseno</mi>
      </mfrac>
    </mrow>
    <annotation encoding="StarMath 5.0">tangente = {seno} over {coseno} </annotation>
  </semantics>
</math>
</file>

<file path=Object 9/content.xml><?xml version="1.0" encoding="utf-8"?>
<math xmlns="http://www.w3.org/1998/Math/MathML" display="block">
  <semantics>
    <mrow>
      <mi mathvariant="italic">secante</mi>
      <mo stretchy="false">=</mo>
      <mfrac>
        <mn>1</mn>
        <mi mathvariant="italic">coseno</mi>
      </mfrac>
    </mrow>
    <annotation encoding="StarMath 5.0">secante = {1} over {coseno} </annotation>
  </semantics>
</math>
</file>